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Bascevre</text:p>
          </table:table-cell>
          <table:table-cell office:value-type="string" table:style-name="ce1">
            <text:p>Kilo</text:p>
          </table:table-cell>
          <table:table-cell table:number-columns-repeated="16382"/>
        </table:table-row>
        <table:table-row table:style-name="ro1">
          <table:table-cell office:value-type="float" office:value="32.1104098420235" table:style-name="ce2">
            <text:p>32.1104</text:p>
          </table:table-cell>
          <table:table-cell office:value-type="float" office:value="2.9142235957060101" table:style-name="ce2">
            <text:p>2.9142</text:p>
          </table:table-cell>
          <table:table-cell table:number-columns-repeated="16382"/>
        </table:table-row>
        <table:table-row table:style-name="ro1">
          <table:table-cell office:value-type="float" office:value="33.105224258345601" table:style-name="ce2">
            <text:p>33.1052</text:p>
          </table:table-cell>
          <table:table-cell office:value-type="float" office:value="3.0594357986943401" table:style-name="ce2">
            <text:p>3.0594</text:p>
          </table:table-cell>
          <table:table-cell table:number-columns-repeated="16382"/>
        </table:table-row>
        <table:table-row table:style-name="ro1">
          <table:table-cell office:value-type="float" office:value="33.082135337901398" table:style-name="ce2">
            <text:p>33.0821</text:p>
          </table:table-cell>
          <table:table-cell office:value-type="float" office:value="2.95357250039519" table:style-name="ce2">
            <text:p>2.9536</text:p>
          </table:table-cell>
          <table:table-cell table:number-columns-repeated="16382"/>
        </table:table-row>
        <table:table-row table:style-name="ro1">
          <table:table-cell office:value-type="float" office:value="34.4841065922204" table:style-name="ce2">
            <text:p>34.4841</text:p>
          </table:table-cell>
          <table:table-cell office:value-type="float" office:value="3.3331745127344701" table:style-name="ce2">
            <text:p>3.3332</text:p>
          </table:table-cell>
          <table:table-cell table:number-columns-repeated="16382"/>
        </table:table-row>
        <table:table-row table:style-name="ro1">
          <table:table-cell office:value-type="float" office:value="32.916957937764501" table:style-name="ce2">
            <text:p>32.9170</text:p>
          </table:table-cell>
          <table:table-cell office:value-type="float" office:value="3.38682727481154" table:style-name="ce2">
            <text:p>3.3868</text:p>
          </table:table-cell>
          <table:table-cell table:number-columns-repeated="16382"/>
        </table:table-row>
        <table:table-row table:style-name="ro1">
          <table:table-cell office:value-type="float" office:value="33.408430135156401" table:style-name="ce2">
            <text:p>33.4084</text:p>
          </table:table-cell>
          <table:table-cell office:value-type="float" office:value="3.45927936258646" table:style-name="ce2">
            <text:p>3.4593</text:p>
          </table:table-cell>
          <table:table-cell table:number-columns-repeated="16382"/>
        </table:table-row>
        <table:table-row table:style-name="ro1">
          <table:table-cell office:value-type="float" office:value="35.351232247843903" table:style-name="ce2">
            <text:p>35.3512</text:p>
          </table:table-cell>
          <table:table-cell office:value-type="float" office:value="3.2100912725972099" table:style-name="ce2">
            <text:p>3.2101</text:p>
          </table:table-cell>
          <table:table-cell table:number-columns-repeated="16382"/>
        </table:table-row>
        <table:table-row table:style-name="ro1">
          <table:table-cell office:value-type="float" office:value="35.559928396151697" table:style-name="ce2">
            <text:p>35.5599</text:p>
          </table:table-cell>
          <table:table-cell office:value-type="float" office:value="3.6323315980813198" table:style-name="ce2">
            <text:p>3.6323</text:p>
          </table:table-cell>
          <table:table-cell table:number-columns-repeated="16382"/>
        </table:table-row>
        <table:table-row table:style-name="ro1">
          <table:table-cell office:value-type="float" office:value="36.227669677291097" table:style-name="ce2">
            <text:p>36.2277</text:p>
          </table:table-cell>
          <table:table-cell office:value-type="float" office:value="3.85939445513372" table:style-name="ce2">
            <text:p>3.8594</text:p>
          </table:table-cell>
          <table:table-cell table:number-columns-repeated="16382"/>
        </table:table-row>
        <table:table-row table:style-name="ro1">
          <table:table-cell office:value-type="float" office:value="35.658090155572403" table:style-name="ce2">
            <text:p>35.6581</text:p>
          </table:table-cell>
          <table:table-cell office:value-type="float" office:value="4.0997966480390797" table:style-name="ce2">
            <text:p>4.0998</text:p>
          </table:table-cell>
          <table:table-cell table:number-columns-repeated="16382"/>
        </table:table-row>
        <table:table-row table:style-name="ro1">
          <table:table-cell office:value-type="float" office:value="38.009582179340399" table:style-name="ce2">
            <text:p>38.0096</text:p>
          </table:table-cell>
          <table:table-cell office:value-type="float" office:value="4.5234056383549399" table:style-name="ce2">
            <text:p>4.5234</text:p>
          </table:table-cell>
          <table:table-cell table:number-columns-repeated="16382"/>
        </table:table-row>
        <table:table-row table:style-name="ro1">
          <table:table-cell office:value-type="float" office:value="39.885057481807003" table:style-name="ce2">
            <text:p>39.8851</text:p>
          </table:table-cell>
          <table:table-cell office:value-type="float" office:value="4.6864075663845597" table:style-name="ce2">
            <text:p>4.6864</text:p>
          </table:table-cell>
          <table:table-cell table:number-columns-repeated="16382"/>
        </table:table-row>
        <table:table-row table:style-name="ro1">
          <table:table-cell office:value-type="float" office:value="38.954579930347798" table:style-name="ce2">
            <text:p>38.9546</text:p>
          </table:table-cell>
          <table:table-cell office:value-type="float" office:value="4.9161628871867702" table:style-name="ce2">
            <text:p>4.9162</text:p>
          </table:table-cell>
          <table:table-cell table:number-columns-repeated="16382"/>
        </table:table-row>
        <table:table-row table:style-name="ro1">
          <table:table-cell office:value-type="float" office:value="38.6190093946242" table:style-name="ce2">
            <text:p>38.6190</text:p>
          </table:table-cell>
          <table:table-cell office:value-type="float" office:value="5.5334002382355898" table:style-name="ce2">
            <text:p>5.5334</text:p>
          </table:table-cell>
          <table:table-cell table:number-columns-repeated="16382"/>
        </table:table-row>
        <table:table-row table:style-name="ro1">
          <table:table-cell office:value-type="float" office:value="38.799451291429797" table:style-name="ce2">
            <text:p>38.7995</text:p>
          </table:table-cell>
          <table:table-cell office:value-type="float" office:value="5.5075417009718501" table:style-name="ce2">
            <text:p>5.5075</text:p>
          </table:table-cell>
          <table:table-cell table:number-columns-repeated="16382"/>
        </table:table-row>
        <table:table-row table:style-name="ro1">
          <table:table-cell office:value-type="float" office:value="39.627819348555597" table:style-name="ce2">
            <text:p>39.6278</text:p>
          </table:table-cell>
          <table:table-cell office:value-type="float" office:value="5.2669014181978904" table:style-name="ce2">
            <text:p>5.2669</text:p>
          </table:table-cell>
          <table:table-cell table:number-columns-repeated="16382"/>
        </table:table-row>
        <table:table-row table:style-name="ro1">
          <table:table-cell office:value-type="float" office:value="40.994822872862798" table:style-name="ce2">
            <text:p>40.9948</text:p>
          </table:table-cell>
          <table:table-cell office:value-type="float" office:value="5.5447921914808296" table:style-name="ce2">
            <text:p>5.5448</text:p>
          </table:table-cell>
          <table:table-cell table:number-columns-repeated="16382"/>
        </table:table-row>
        <table:table-row table:style-name="ro1">
          <table:table-cell office:value-type="float" office:value="39.1598027150823" table:style-name="ce2">
            <text:p>39.1598</text:p>
          </table:table-cell>
          <table:table-cell office:value-type="float" office:value="6.1302335263144601" table:style-name="ce2">
            <text:p>6.1302</text:p>
          </table:table-cell>
          <table:table-cell table:number-columns-repeated="16382"/>
        </table:table-row>
        <table:table-row table:style-name="ro1">
          <table:table-cell office:value-type="float" office:value="39.246822976772798" table:style-name="ce2">
            <text:p>39.2468</text:p>
          </table:table-cell>
          <table:table-cell office:value-type="float" office:value="6.1159852119778098" table:style-name="ce2">
            <text:p>6.1160</text:p>
          </table:table-cell>
          <table:table-cell table:number-columns-repeated="16382"/>
        </table:table-row>
        <table:table-row table:style-name="ro1">
          <table:table-cell office:value-type="float" office:value="41.680708076358698" table:style-name="ce2">
            <text:p>41.6807</text:p>
          </table:table-cell>
          <table:table-cell office:value-type="float" office:value="6.2545170195753199" table:style-name="ce2">
            <text:p>6.2545</text:p>
          </table:table-cell>
          <table:table-cell table:number-columns-repeated="16382"/>
        </table:table-row>
        <table:table-row table:style-name="ro1">
          <table:table-cell office:value-type="float" office:value="42.365031773816803" table:style-name="ce2">
            <text:p>42.3650</text:p>
          </table:table-cell>
          <table:table-cell office:value-type="float" office:value="6.05738254448611" table:style-name="ce2">
            <text:p>6.0574</text:p>
          </table:table-cell>
          <table:table-cell table:number-columns-repeated="16382"/>
        </table:table-row>
        <table:table-row table:style-name="ro1">
          <table:table-cell office:value-type="float" office:value="41.0485812709112" table:style-name="ce2">
            <text:p>41.0486</text:p>
          </table:table-cell>
          <table:table-cell office:value-type="float" office:value="6.8080209869561603" table:style-name="ce2">
            <text:p>6.8080</text:p>
          </table:table-cell>
          <table:table-cell table:number-columns-repeated="16382"/>
        </table:table-row>
        <table:table-row table:style-name="ro1">
          <table:table-cell office:value-type="float" office:value="40.177816369113003" table:style-name="ce2">
            <text:p>40.1778</text:p>
          </table:table-cell>
          <table:table-cell office:value-type="float" office:value="6.7390850685110104" table:style-name="ce2">
            <text:p>6.7391</text:p>
          </table:table-cell>
          <table:table-cell table:number-columns-repeated="16382"/>
        </table:table-row>
        <table:table-row table:style-name="ro1">
          <table:table-cell office:value-type="float" office:value="43.616189721337101" table:style-name="ce2">
            <text:p>43.6162</text:p>
          </table:table-cell>
          <table:table-cell office:value-type="float" office:value="7.5019733068924701" table:style-name="ce2">
            <text:p>7.5020</text:p>
          </table:table-cell>
          <table:table-cell table:number-columns-repeated="16382"/>
        </table:table-row>
        <table:table-row table:style-name="ro1">
          <table:table-cell office:value-type="float" office:value="42.569221653533504" table:style-name="ce2">
            <text:p>42.5692</text:p>
          </table:table-cell>
          <table:table-cell office:value-type="float" office:value="7.2971141431283897" table:style-name="ce2">
            <text:p>7.2971</text:p>
          </table:table-cell>
          <table:table-cell table:number-columns-repeated="16382"/>
        </table:table-row>
        <table:table-row table:style-name="ro1">
          <table:table-cell office:value-type="float" office:value="40.878310494213302" table:style-name="ce2">
            <text:p>40.8783</text:p>
          </table:table-cell>
          <table:table-cell office:value-type="float" office:value="7.3769609252007804" table:style-name="ce2">
            <text:p>7.3770</text:p>
          </table:table-cell>
          <table:table-cell table:number-columns-repeated="16382"/>
        </table:table-row>
        <table:table-row table:style-name="ro1">
          <table:table-cell office:value-type="float" office:value="42.1234315208563" table:style-name="ce2">
            <text:p>42.1234</text:p>
          </table:table-cell>
          <table:table-cell office:value-type="float" office:value="7.4751184340480403" table:style-name="ce2">
            <text:p>7.4751</text:p>
          </table:table-cell>
          <table:table-cell table:number-columns-repeated="16382"/>
        </table:table-row>
        <table:table-row table:style-name="ro1">
          <table:table-cell office:value-type="float" office:value="43.319685637533098" table:style-name="ce2">
            <text:p>43.3197</text:p>
          </table:table-cell>
          <table:table-cell office:value-type="float" office:value="7.9697237987332601" table:style-name="ce2">
            <text:p>7.9697</text:p>
          </table:table-cell>
          <table:table-cell table:number-columns-repeated="16382"/>
        </table:table-row>
        <table:table-row table:style-name="ro1">
          <table:table-cell office:value-type="float" office:value="45.151083817025402" table:style-name="ce2">
            <text:p>45.1511</text:p>
          </table:table-cell>
          <table:table-cell office:value-type="float" office:value="7.9081081693728299" table:style-name="ce2">
            <text:p>7.9081</text:p>
          </table:table-cell>
          <table:table-cell table:number-columns-repeated="16382"/>
        </table:table-row>
        <table:table-row table:style-name="ro1">
          <table:table-cell office:value-type="float" office:value="44.087166068054501" table:style-name="ce2">
            <text:p>44.0872</text:p>
          </table:table-cell>
          <table:table-cell office:value-type="float" office:value="8.5564731981844702" table:style-name="ce2">
            <text:p>8.5565</text:p>
          </table:table-cell>
          <table:table-cell table:number-columns-repeated="16382"/>
        </table:table-row>
        <table:table-row table:style-name="ro1">
          <table:table-cell office:value-type="float" office:value="42.902915367484802" table:style-name="ce2">
            <text:p>42.9029</text:p>
          </table:table-cell>
          <table:table-cell office:value-type="float" office:value="7.3733452973178597" table:style-name="ce2">
            <text:p>7.3733</text:p>
          </table:table-cell>
          <table:table-cell table:number-columns-repeated="16382"/>
        </table:table-row>
        <table:table-row table:style-name="ro1">
          <table:table-cell office:value-type="float" office:value="45.5806964524376" table:style-name="ce2">
            <text:p>45.5807</text:p>
          </table:table-cell>
          <table:table-cell office:value-type="float" office:value="8.0577771125725306" table:style-name="ce2">
            <text:p>8.0578</text:p>
          </table:table-cell>
          <table:table-cell table:number-columns-repeated="16382"/>
        </table:table-row>
        <table:table-row table:style-name="ro1">
          <table:table-cell office:value-type="float" office:value="42.635739689704103" table:style-name="ce2">
            <text:p>42.6357</text:p>
          </table:table-cell>
          <table:table-cell office:value-type="float" office:value="8.0590470520690705" table:style-name="ce2">
            <text:p>8.0590</text:p>
          </table:table-cell>
          <table:table-cell table:number-columns-repeated="16382"/>
        </table:table-row>
        <table:table-row table:style-name="ro1">
          <table:table-cell office:value-type="float" office:value="44.000872053764397" table:style-name="ce2">
            <text:p>44.0009</text:p>
          </table:table-cell>
          <table:table-cell office:value-type="float" office:value="8.68371268108422" table:style-name="ce2">
            <text:p>8.6837</text:p>
          </table:table-cell>
          <table:table-cell table:number-columns-repeated="16382"/>
        </table:table-row>
        <table:table-row table:style-name="ro1">
          <table:table-cell office:value-type="float" office:value="45.248038393436502" table:style-name="ce2">
            <text:p>45.2480</text:p>
          </table:table-cell>
          <table:table-cell office:value-type="float" office:value="8.4944922307975208" table:style-name="ce2">
            <text:p>8.4945</text:p>
          </table:table-cell>
          <table:table-cell table:number-columns-repeated="16382"/>
        </table:table-row>
        <table:table-row table:style-name="ro1">
          <table:table-cell office:value-type="float" office:value="44.264634359879203" table:style-name="ce2">
            <text:p>44.2646</text:p>
          </table:table-cell>
          <table:table-cell office:value-type="float" office:value="8.4477584991189207" table:style-name="ce2">
            <text:p>8.4478</text:p>
          </table:table-cell>
          <table:table-cell table:number-columns-repeated="16382"/>
        </table:table-row>
        <table:table-row table:style-name="ro1">
          <table:table-cell office:value-type="float" office:value="45.967716610765201" table:style-name="ce2">
            <text:p>45.9677</text:p>
          </table:table-cell>
          <table:table-cell office:value-type="float" office:value="8.6429215762742508" table:style-name="ce2">
            <text:p>8.6429</text:p>
          </table:table-cell>
          <table:table-cell table:number-columns-repeated="16382"/>
        </table:table-row>
        <table:table-row table:style-name="ro1">
          <table:table-cell office:value-type="float" office:value="45.562957348497598" table:style-name="ce2">
            <text:p>45.5630</text:p>
          </table:table-cell>
          <table:table-cell office:value-type="float" office:value="9.6331667276300905" table:style-name="ce2">
            <text:p>9.6332</text:p>
          </table:table-cell>
          <table:table-cell table:number-columns-repeated="16382"/>
        </table:table-row>
        <table:table-row table:style-name="ro1">
          <table:table-cell office:value-type="float" office:value="46.879764129431997" table:style-name="ce2">
            <text:p>46.8798</text:p>
          </table:table-cell>
          <table:table-cell office:value-type="float" office:value="9.4025763968916607" table:style-name="ce2">
            <text:p>9.4026</text:p>
          </table:table-cell>
          <table:table-cell table:number-columns-repeated="16382"/>
        </table:table-row>
        <table:table-row table:style-name="ro1">
          <table:table-cell office:value-type="float" office:value="44.776858164216797" table:style-name="ce2">
            <text:p>44.7769</text:p>
          </table:table-cell>
          <table:table-cell office:value-type="float" office:value="9.90591161059025" table:style-name="ce2">
            <text:p>9.9059</text:p>
          </table:table-cell>
          <table:table-cell table:number-columns-repeated="16382"/>
        </table:table-row>
        <table:table-row table:style-name="ro1">
          <table:table-cell office:value-type="float" office:value="44.217852899795503" table:style-name="ce2">
            <text:p>44.2179</text:p>
          </table:table-cell>
          <table:table-cell office:value-type="float" office:value="8.2759317881379708" table:style-name="ce2">
            <text:p>8.2759</text:p>
          </table:table-cell>
          <table:table-cell table:number-columns-repeated="16382"/>
        </table:table-row>
        <table:table-row table:style-name="ro1">
          <table:table-cell office:value-type="float" office:value="45.884186482319201" table:style-name="ce2">
            <text:p>45.8842</text:p>
          </table:table-cell>
          <table:table-cell office:value-type="float" office:value="8.95572678441604" table:style-name="ce2">
            <text:p>8.9557</text:p>
          </table:table-cell>
          <table:table-cell table:number-columns-repeated="16382"/>
        </table:table-row>
        <table:table-row table:style-name="ro1">
          <table:table-cell office:value-type="float" office:value="45.089981223108403" table:style-name="ce2">
            <text:p>45.0900</text:p>
          </table:table-cell>
          <table:table-cell office:value-type="float" office:value="8.9178864442107102" table:style-name="ce2">
            <text:p>8.9179</text:p>
          </table:table-cell>
          <table:table-cell table:number-columns-repeated="16382"/>
        </table:table-row>
        <table:table-row table:style-name="ro1">
          <table:table-cell office:value-type="float" office:value="46.8540185633953" table:style-name="ce2">
            <text:p>46.8540</text:p>
          </table:table-cell>
          <table:table-cell office:value-type="float" office:value="9.7974818496483405" table:style-name="ce2">
            <text:p>9.7975</text:p>
          </table:table-cell>
          <table:table-cell table:number-columns-repeated="16382"/>
        </table:table-row>
        <table:table-row table:style-name="ro1">
          <table:table-cell office:value-type="float" office:value="46.311585518456702" table:style-name="ce2">
            <text:p>46.3116</text:p>
          </table:table-cell>
          <table:table-cell office:value-type="float" office:value="9.4874706529598498" table:style-name="ce2">
            <text:p>9.4875</text:p>
          </table:table-cell>
          <table:table-cell table:number-columns-repeated="16382"/>
        </table:table-row>
        <table:table-row table:style-name="ro1">
          <table:table-cell office:value-type="float" office:value="46.887921542217001" table:style-name="ce2">
            <text:p>46.8879</text:p>
          </table:table-cell>
          <table:table-cell office:value-type="float" office:value="9.4423193093000908" table:style-name="ce2">
            <text:p>9.4423</text:p>
          </table:table-cell>
          <table:table-cell table:number-columns-repeated="16382"/>
        </table:table-row>
        <table:table-row table:style-name="ro1">
          <table:table-cell office:value-type="float" office:value="47.531414281115303" table:style-name="ce2">
            <text:p>47.5314</text:p>
          </table:table-cell>
          <table:table-cell office:value-type="float" office:value="9.4438789858092793" table:style-name="ce2">
            <text:p>9.4439</text:p>
          </table:table-cell>
          <table:table-cell table:number-columns-repeated="16382"/>
        </table:table-row>
        <table:table-row table:style-name="ro1">
          <table:table-cell office:value-type="float" office:value="45.075280107099502" table:style-name="ce2">
            <text:p>45.0753</text:p>
          </table:table-cell>
          <table:table-cell office:value-type="float" office:value="10.7890963416012" table:style-name="ce2">
            <text:p>10.7891</text:p>
          </table:table-cell>
          <table:table-cell table:number-columns-repeated="16382"/>
        </table:table-row>
        <table:table-row table:style-name="ro1">
          <table:table-cell office:value-type="float" office:value="46.801617615437301" table:style-name="ce2">
            <text:p>46.8016</text:p>
          </table:table-cell>
          <table:table-cell office:value-type="float" office:value="10.4768113397711" table:style-name="ce2">
            <text:p>10.4768</text:p>
          </table:table-cell>
          <table:table-cell table:number-columns-repeated="16382"/>
        </table:table-row>
        <table:table-row table:style-name="ro1">
          <table:table-cell office:value-type="float" office:value="47.639413334208399" table:style-name="ce2">
            <text:p>47.6394</text:p>
          </table:table-cell>
          <table:table-cell office:value-type="float" office:value="11.0121376873571" table:style-name="ce2">
            <text:p>11.0121</text:p>
          </table:table-cell>
          <table:table-cell table:number-columns-repeated="16382"/>
        </table:table-row>
        <table:table-row table:style-name="ro1">
          <table:table-cell office:value-type="float" office:value="45.627828434478999" table:style-name="ce2">
            <text:p>45.6278</text:p>
          </table:table-cell>
          <table:table-cell office:value-type="float" office:value="8.6402908414307493" table:style-name="ce2">
            <text:p>8.6403</text:p>
          </table:table-cell>
          <table:table-cell table:number-columns-repeated="16382"/>
        </table:table-row>
        <table:table-row table:style-name="ro1">
          <table:table-cell office:value-type="float" office:value="44.903738990838498" table:style-name="ce2">
            <text:p>44.9037</text:p>
          </table:table-cell>
          <table:table-cell office:value-type="float" office:value="9.6200625371593702" table:style-name="ce2">
            <text:p>9.6201</text:p>
          </table:table-cell>
          <table:table-cell table:number-columns-repeated="16382"/>
        </table:table-row>
        <table:table-row table:style-name="ro1">
          <table:table-cell office:value-type="float" office:value="45.412770045552797" table:style-name="ce2">
            <text:p>45.4128</text:p>
          </table:table-cell>
          <table:table-cell office:value-type="float" office:value="9.6489900344004909" table:style-name="ce2">
            <text:p>9.6490</text:p>
          </table:table-cell>
          <table:table-cell table:number-columns-repeated="16382"/>
        </table:table-row>
        <table:table-row table:style-name="ro1">
          <table:table-cell office:value-type="float" office:value="48.193518568412998" table:style-name="ce2">
            <text:p>48.1935</text:p>
          </table:table-cell>
          <table:table-cell office:value-type="float" office:value="10.6460976320423" table:style-name="ce2">
            <text:p>10.6461</text:p>
          </table:table-cell>
          <table:table-cell table:number-columns-repeated="16382"/>
        </table:table-row>
        <table:table-row table:style-name="ro1">
          <table:table-cell office:value-type="float" office:value="46.220829565318297" table:style-name="ce2">
            <text:p>46.2208</text:p>
          </table:table-cell>
          <table:table-cell office:value-type="float" office:value="10.768861758539099" table:style-name="ce2">
            <text:p>10.7689</text:p>
          </table:table-cell>
          <table:table-cell table:number-columns-repeated="16382"/>
        </table:table-row>
        <table:table-row table:style-name="ro1">
          <table:table-cell office:value-type="float" office:value="45.239265280496603" table:style-name="ce2">
            <text:p>45.2393</text:p>
          </table:table-cell>
          <table:table-cell office:value-type="float" office:value="10.638952857913401" table:style-name="ce2">
            <text:p>10.6390</text:p>
          </table:table-cell>
          <table:table-cell table:number-columns-repeated="16382"/>
        </table:table-row>
        <table:table-row table:style-name="ro1">
          <table:table-cell office:value-type="float" office:value="48.119523874719597" table:style-name="ce2">
            <text:p>48.1195</text:p>
          </table:table-cell>
          <table:table-cell office:value-type="float" office:value="10.6451843561945" table:style-name="ce2">
            <text:p>10.6452</text:p>
          </table:table-cell>
          <table:table-cell table:number-columns-repeated="16382"/>
        </table:table-row>
        <table:table-row table:style-name="ro1">
          <table:table-cell office:value-type="float" office:value="45.634879384450201" table:style-name="ce2">
            <text:p>45.6349</text:p>
          </table:table-cell>
          <table:table-cell office:value-type="float" office:value="11.795949675671199" table:style-name="ce2">
            <text:p>11.7959</text:p>
          </table:table-cell>
          <table:table-cell table:number-columns-repeated="16382"/>
        </table:table-row>
        <table:table-row table:style-name="ro1">
          <table:table-cell office:value-type="float" office:value="46.379584296034501" table:style-name="ce2">
            <text:p>46.3796</text:p>
          </table:table-cell>
          <table:table-cell office:value-type="float" office:value="11.6877739946252" table:style-name="ce2">
            <text:p>11.6878</text:p>
          </table:table-cell>
          <table:table-cell table:number-columns-repeated="16382"/>
        </table:table-row>
        <table:table-row table:style-name="ro1">
          <table:table-cell office:value-type="float" office:value="48.844863121734697" table:style-name="ce2">
            <text:p>48.8449</text:p>
          </table:table-cell>
          <table:table-cell office:value-type="float" office:value="11.0488469911234" table:style-name="ce2">
            <text:p>11.0488</text:p>
          </table:table-cell>
          <table:table-cell table:number-columns-repeated="16382"/>
        </table:table-row>
        <table:table-row table:style-name="ro1">
          <table:table-cell office:value-type="float" office:value="44.890027619655001" table:style-name="ce2">
            <text:p>44.8900</text:p>
          </table:table-cell>
          <table:table-cell office:value-type="float" office:value="9.1886986936069004" table:style-name="ce2">
            <text:p>9.1887</text:p>
          </table:table-cell>
          <table:table-cell table:number-columns-repeated="16382"/>
        </table:table-row>
        <table:table-row table:style-name="ro1">
          <table:table-cell office:value-type="float" office:value="45.0499289387933" table:style-name="ce2">
            <text:p>45.0499</text:p>
          </table:table-cell>
          <table:table-cell office:value-type="float" office:value="10.127511320770401" table:style-name="ce2">
            <text:p>10.1275</text:p>
          </table:table-cell>
          <table:table-cell table:number-columns-repeated="16382"/>
        </table:table-row>
        <table:table-row table:style-name="ro1">
          <table:table-cell office:value-type="float" office:value="47.204058491079003" table:style-name="ce2">
            <text:p>47.2041</text:p>
          </table:table-cell>
          <table:table-cell office:value-type="float" office:value="10.1696667038855" table:style-name="ce2">
            <text:p>10.1697</text:p>
          </table:table-cell>
          <table:table-cell table:number-columns-repeated="16382"/>
        </table:table-row>
        <table:table-row table:style-name="ro1">
          <table:table-cell office:value-type="float" office:value="47.1872228749559" table:style-name="ce2">
            <text:p>47.1872</text:p>
          </table:table-cell>
          <table:table-cell office:value-type="float" office:value="9.11688111024859" table:style-name="ce2">
            <text:p>9.1169</text:p>
          </table:table-cell>
          <table:table-cell table:number-columns-repeated="16382"/>
        </table:table-row>
        <table:table-row table:style-name="ro1">
          <table:table-cell office:value-type="float" office:value="47.084543323216003" table:style-name="ce2">
            <text:p>47.0845</text:p>
          </table:table-cell>
          <table:table-cell office:value-type="float" office:value="12.715416557912199" table:style-name="ce2">
            <text:p>12.7154</text:p>
          </table:table-cell>
          <table:table-cell table:number-columns-repeated="16382"/>
        </table:table-row>
        <table:table-row table:style-name="ro1">
          <table:table-cell office:value-type="float" office:value="45.926377546834097" table:style-name="ce2">
            <text:p>45.9264</text:p>
          </table:table-cell>
          <table:table-cell office:value-type="float" office:value="11.9213234514218" table:style-name="ce2">
            <text:p>11.9213</text:p>
          </table:table-cell>
          <table:table-cell table:number-columns-repeated="16382"/>
        </table:table-row>
        <table:table-row table:style-name="ro1">
          <table:table-cell office:value-type="float" office:value="46.9555909756807" table:style-name="ce2">
            <text:p>46.9556</text:p>
          </table:table-cell>
          <table:table-cell office:value-type="float" office:value="10.954435895214299" table:style-name="ce2">
            <text:p>10.9544</text:p>
          </table:table-cell>
          <table:table-cell table:number-columns-repeated="16382"/>
        </table:table-row>
        <table:table-row table:style-name="ro1">
          <table:table-cell office:value-type="float" office:value="49.951928012646498" table:style-name="ce2">
            <text:p>49.9519</text:p>
          </table:table-cell>
          <table:table-cell office:value-type="float" office:value="12.049624035269501" table:style-name="ce2">
            <text:p>12.0496</text:p>
          </table:table-cell>
          <table:table-cell table:number-columns-repeated="16382"/>
        </table:table-row>
        <table:table-row table:style-name="ro1">
          <table:table-cell office:value-type="float" office:value="46.150955464958201" table:style-name="ce2">
            <text:p>46.1510</text:p>
          </table:table-cell>
          <table:table-cell office:value-type="float" office:value="12.0716542163463" table:style-name="ce2">
            <text:p>12.0717</text:p>
          </table:table-cell>
          <table:table-cell table:number-columns-repeated="16382"/>
        </table:table-row>
        <table:table-row table:style-name="ro1">
          <table:table-cell office:value-type="float" office:value="50.184735494340899" table:style-name="ce2">
            <text:p>50.1847</text:p>
          </table:table-cell>
          <table:table-cell office:value-type="float" office:value="12.754067203281" table:style-name="ce2">
            <text:p>12.7541</text:p>
          </table:table-cell>
          <table:table-cell table:number-columns-repeated="16382"/>
        </table:table-row>
        <table:table-row table:style-name="ro1">
          <table:table-cell office:value-type="float" office:value="46.006070519888397" table:style-name="ce2">
            <text:p>46.0061</text:p>
          </table:table-cell>
          <table:table-cell office:value-type="float" office:value="10.239484911462201" table:style-name="ce2">
            <text:p>10.2395</text:p>
          </table:table-cell>
          <table:table-cell table:number-columns-repeated="16382"/>
        </table:table-row>
        <table:table-row table:style-name="ro1">
          <table:table-cell office:value-type="float" office:value="47.615029394674202" table:style-name="ce2">
            <text:p>47.6150</text:p>
          </table:table-cell>
          <table:table-cell office:value-type="float" office:value="11.339863975688701" table:style-name="ce2">
            <text:p>11.3399</text:p>
          </table:table-cell>
          <table:table-cell table:number-columns-repeated="16382"/>
        </table:table-row>
        <table:table-row table:style-name="ro1">
          <table:table-cell office:value-type="float" office:value="46.976695746557098" table:style-name="ce2">
            <text:p>46.9767</text:p>
          </table:table-cell>
          <table:table-cell office:value-type="float" office:value="11.0682765686777" table:style-name="ce2">
            <text:p>11.0683</text:p>
          </table:table-cell>
          <table:table-cell table:number-columns-repeated="16382"/>
        </table:table-row>
        <table:table-row table:style-name="ro1">
          <table:table-cell office:value-type="float" office:value="50.0762970414699" table:style-name="ce2">
            <text:p>50.0763</text:p>
          </table:table-cell>
          <table:table-cell office:value-type="float" office:value="12.3116206892925" table:style-name="ce2">
            <text:p>12.3116</text:p>
          </table:table-cell>
          <table:table-cell table:number-columns-repeated="16382"/>
        </table:table-row>
        <table:table-row table:style-name="ro1">
          <table:table-cell office:value-type="float" office:value="49.100089742360801" table:style-name="ce2">
            <text:p>49.1001</text:p>
          </table:table-cell>
          <table:table-cell office:value-type="float" office:value="12.286014831360299" table:style-name="ce2">
            <text:p>12.2860</text:p>
          </table:table-cell>
          <table:table-cell table:number-columns-repeated="16382"/>
        </table:table-row>
        <table:table-row table:style-name="ro1">
          <table:table-cell office:value-type="float" office:value="49.0196885645842" table:style-name="ce2">
            <text:p>49.0197</text:p>
          </table:table-cell>
          <table:table-cell office:value-type="float" office:value="12.3614882242225" table:style-name="ce2">
            <text:p>12.3615</text:p>
          </table:table-cell>
          <table:table-cell table:number-columns-repeated="16382"/>
        </table:table-row>
        <table:table-row table:style-name="ro1">
          <table:table-cell office:value-type="float" office:value="50.718888952269502" table:style-name="ce2">
            <text:p>50.7189</text:p>
          </table:table-cell>
          <table:table-cell office:value-type="float" office:value="12.3563690017323" table:style-name="ce2">
            <text:p>12.3564</text:p>
          </table:table-cell>
          <table:table-cell table:number-columns-repeated="16382"/>
        </table:table-row>
        <table:table-row table:style-name="ro1">
          <table:table-cell office:value-type="float" office:value="49.406886062458703" table:style-name="ce2">
            <text:p>49.4069</text:p>
          </table:table-cell>
          <table:table-cell office:value-type="float" office:value="13.143946659369" table:style-name="ce2">
            <text:p>13.1439</text:p>
          </table:table-cell>
          <table:table-cell table:number-columns-repeated="16382"/>
        </table:table-row>
        <table:table-row table:style-name="ro1">
          <table:table-cell office:value-type="float" office:value="47.831689877659699" table:style-name="ce2">
            <text:p>47.8317</text:p>
          </table:table-cell>
          <table:table-cell office:value-type="float" office:value="13.1470665558354" table:style-name="ce2">
            <text:p>13.1471</text:p>
          </table:table-cell>
          <table:table-cell table:number-columns-repeated="16382"/>
        </table:table-row>
        <table:table-row table:style-name="ro1">
          <table:table-cell office:value-type="float" office:value="48.214696609856396" table:style-name="ce2">
            <text:p>48.2147</text:p>
          </table:table-cell>
          <table:table-cell office:value-type="float" office:value="13.6959728042275" table:style-name="ce2">
            <text:p>13.6960</text:p>
          </table:table-cell>
          <table:table-cell table:number-columns-repeated="16382"/>
        </table:table-row>
        <table:table-row table:style-name="ro1">
          <table:table-cell office:value-type="float" office:value="47.143204223004503" table:style-name="ce2">
            <text:p>47.1432</text:p>
          </table:table-cell>
          <table:table-cell office:value-type="float" office:value="11.378065215777699" table:style-name="ce2">
            <text:p>11.3781</text:p>
          </table:table-cell>
          <table:table-cell table:number-columns-repeated="16382"/>
        </table:table-row>
        <table:table-row table:style-name="ro1">
          <table:table-cell office:value-type="float" office:value="49.295709623446903" table:style-name="ce2">
            <text:p>49.2957</text:p>
          </table:table-cell>
          <table:table-cell office:value-type="float" office:value="12.1780732661184" table:style-name="ce2">
            <text:p>12.1781</text:p>
          </table:table-cell>
          <table:table-cell table:number-columns-repeated="16382"/>
        </table:table-row>
        <table:table-row table:style-name="ro1">
          <table:table-cell office:value-type="float" office:value="46.881177329170796" table:style-name="ce2">
            <text:p>46.8812</text:p>
          </table:table-cell>
          <table:table-cell office:value-type="float" office:value="12.049572911039199" table:style-name="ce2">
            <text:p>12.0496</text:p>
          </table:table-cell>
          <table:table-cell table:number-columns-repeated="16382"/>
        </table:table-row>
        <table:table-row table:style-name="ro1">
          <table:table-cell office:value-type="float" office:value="46.568164487616002" table:style-name="ce2">
            <text:p>46.5682</text:p>
          </table:table-cell>
          <table:table-cell office:value-type="float" office:value="12.983384543500501" table:style-name="ce2">
            <text:p>12.9834</text:p>
          </table:table-cell>
          <table:table-cell table:number-columns-repeated="16382"/>
        </table:table-row>
        <table:table-row table:style-name="ro1">
          <table:table-cell office:value-type="float" office:value="46.665841763505703" table:style-name="ce2">
            <text:p>46.6658</text:p>
          </table:table-cell>
          <table:table-cell office:value-type="float" office:value="13.1259918282953" table:style-name="ce2">
            <text:p>13.1260</text:p>
          </table:table-cell>
          <table:table-cell table:number-columns-repeated="16382"/>
        </table:table-row>
        <table:table-row table:style-name="ro1">
          <table:table-cell office:value-type="float" office:value="48.483834575741199" table:style-name="ce2">
            <text:p>48.4838</text:p>
          </table:table-cell>
          <table:table-cell office:value-type="float" office:value="13.1561247300651" table:style-name="ce2">
            <text:p>13.1561</text:p>
          </table:table-cell>
          <table:table-cell table:number-columns-repeated="16382"/>
        </table:table-row>
        <table:table-row table:style-name="ro1">
          <table:table-cell office:value-type="float" office:value="48.294839059364797" table:style-name="ce2">
            <text:p>48.2948</text:p>
          </table:table-cell>
          <table:table-cell office:value-type="float" office:value="13.0668115806572" table:style-name="ce2">
            <text:p>13.0668</text:p>
          </table:table-cell>
          <table:table-cell table:number-columns-repeated="16382"/>
        </table:table-row>
        <table:table-row table:style-name="ro1">
          <table:table-cell office:value-type="float" office:value="48.053618002771302" table:style-name="ce2">
            <text:p>48.0536</text:p>
          </table:table-cell>
          <table:table-cell office:value-type="float" office:value="13.9208311561143" table:style-name="ce2">
            <text:p>13.9208</text:p>
          </table:table-cell>
          <table:table-cell table:number-columns-repeated="16382"/>
        </table:table-row>
        <table:table-row table:style-name="ro1">
          <table:table-cell office:value-type="float" office:value="51.241762252152903" table:style-name="ce2">
            <text:p>51.2418</text:p>
          </table:table-cell>
          <table:table-cell office:value-type="float" office:value="14.2724805538433" table:style-name="ce2">
            <text:p>14.2725</text:p>
          </table:table-cell>
          <table:table-cell table:number-columns-repeated="16382"/>
        </table:table-row>
        <table:table-row table:style-name="ro1">
          <table:table-cell office:value-type="float" office:value="52.235755266735502" table:style-name="ce2">
            <text:p>52.2358</text:p>
          </table:table-cell>
          <table:table-cell office:value-type="float" office:value="15.1737620475845" table:style-name="ce2">
            <text:p>15.1738</text:p>
          </table:table-cell>
          <table:table-cell table:number-columns-repeated="16382"/>
        </table:table-row>
        <table:table-row table:style-name="ro1">
          <table:table-cell office:value-type="float" office:value="46.0904328879068" table:style-name="ce2">
            <text:p>46.0904</text:p>
          </table:table-cell>
          <table:table-cell office:value-type="float" office:value="11.875884162407001" table:style-name="ce2">
            <text:p>11.8759</text:p>
          </table:table-cell>
          <table:table-cell table:number-columns-repeated="16382"/>
        </table:table-row>
        <table:table-row table:style-name="ro1">
          <table:table-cell office:value-type="float" office:value="49.1866688022209" table:style-name="ce2">
            <text:p>49.1867</text:p>
          </table:table-cell>
          <table:table-cell office:value-type="float" office:value="12.821989658762501" table:style-name="ce2">
            <text:p>12.8220</text:p>
          </table:table-cell>
          <table:table-cell table:number-columns-repeated="16382"/>
        </table:table-row>
        <table:table-row table:style-name="ro1">
          <table:table-cell office:value-type="float" office:value="48.731163860703397" table:style-name="ce2">
            <text:p>48.7312</text:p>
          </table:table-cell>
          <table:table-cell office:value-type="float" office:value="13.140285069715601" table:style-name="ce2">
            <text:p>13.1403</text:p>
          </table:table-cell>
          <table:table-cell table:number-columns-repeated="16382"/>
        </table:table-row>
        <table:table-row table:style-name="ro1">
          <table:table-cell office:value-type="float" office:value="49.218093540840897" table:style-name="ce2">
            <text:p>49.2181</text:p>
          </table:table-cell>
          <table:table-cell office:value-type="float" office:value="14.126158884591" table:style-name="ce2">
            <text:p>14.1262</text:p>
          </table:table-cell>
          <table:table-cell table:number-columns-repeated="16382"/>
        </table:table-row>
        <table:table-row table:style-name="ro1">
          <table:table-cell office:value-type="float" office:value="50.5053904220878" table:style-name="ce2">
            <text:p>50.5054</text:p>
          </table:table-cell>
          <table:table-cell office:value-type="float" office:value="14.151605561838901" table:style-name="ce2">
            <text:p>14.1516</text:p>
          </table:table-cell>
          <table:table-cell table:number-columns-repeated="16382"/>
        </table:table-row>
        <table:table-row table:style-name="ro1">
          <table:table-cell office:value-type="float" office:value="48.211371742824198" table:style-name="ce2">
            <text:p>48.2114</text:p>
          </table:table-cell>
          <table:table-cell office:value-type="float" office:value="14.1955646464318" table:style-name="ce2">
            <text:p>14.1956</text:p>
          </table:table-cell>
          <table:table-cell table:number-columns-repeated="16382"/>
        </table:table-row>
        <table:table-row table:style-name="ro1">
          <table:table-cell office:value-type="float" office:value="49.292377164785599" table:style-name="ce2">
            <text:p>49.2924</text:p>
          </table:table-cell>
          <table:table-cell office:value-type="float" office:value="13.8002089501428" table:style-name="ce2">
            <text:p>13.8002</text:p>
          </table:table-cell>
          <table:table-cell table:number-columns-repeated="16382"/>
        </table:table-row>
        <table:table-row table:style-name="ro1">
          <table:table-cell office:value-type="float" office:value="50.643948143305899" table:style-name="ce2">
            <text:p>50.6439</text:p>
          </table:table-cell>
          <table:table-cell office:value-type="float" office:value="15.160340995412801" table:style-name="ce2">
            <text:p>15.1603</text:p>
          </table:table-cell>
          <table:table-cell table:number-columns-repeated="16382"/>
        </table:table-row>
        <table:table-row table:style-name="ro1">
          <table:table-cell office:value-type="float" office:value="49.286938103943903" table:style-name="ce2">
            <text:p>49.2869</text:p>
          </table:table-cell>
          <table:table-cell office:value-type="float" office:value="15.0298644876521" table:style-name="ce2">
            <text:p>15.0299</text:p>
          </table:table-cell>
          <table:table-cell table:number-columns-repeated="16382"/>
        </table:table-row>
        <table:table-row table:style-name="ro1">
          <table:table-cell office:value-type="float" office:value="51.603839140686297" table:style-name="ce2">
            <text:p>51.6038</text:p>
          </table:table-cell>
          <table:table-cell office:value-type="float" office:value="16.066566486927801" table:style-name="ce2">
            <text:p>16.0666</text:p>
          </table:table-cell>
          <table:table-cell table:number-columns-repeated="16382"/>
        </table:table-row>
        <table:table-row table:style-name="ro1">
          <table:table-cell office:value-type="float" office:value="33.4" table:style-name="ce2">
            <text:p>33.4000</text:p>
          </table:table-cell>
          <table:table-cell office:value-type="float" office:value="2.8" table:style-name="ce2">
            <text:p>2.8000</text:p>
          </table:table-cell>
          <table:table-cell table:number-columns-repeated="16382"/>
        </table:table-row>
        <table:table-row table:style-name="ro1">
          <table:table-cell office:value-type="float" office:value="34.5" table:style-name="ce2">
            <text:p>34.5000</text:p>
          </table:table-cell>
          <table:table-cell office:value-type="float" office:value="3" table:style-name="ce2">
            <text:p>3.0000</text:p>
          </table:table-cell>
          <table:table-cell table:number-columns-repeated="16382"/>
        </table:table-row>
        <table:table-row table:style-name="ro1">
          <table:table-cell office:value-type="float" office:value="34.4" table:style-name="ce2">
            <text:p>34.4000</text:p>
          </table:table-cell>
          <table:table-cell office:value-type="float" office:value="3.1" table:style-name="ce2">
            <text:p>3.1000</text:p>
          </table:table-cell>
          <table:table-cell table:number-columns-repeated="16382"/>
        </table:table-row>
        <table:table-row table:style-name="ro1">
          <table:table-cell office:value-type="float" office:value="35.299999999999997" table:style-name="ce2">
            <text:p>35.3000</text:p>
          </table:table-cell>
          <table:table-cell office:value-type="float" office:value="3.3" table:style-name="ce2">
            <text:p>3.3000</text:p>
          </table:table-cell>
          <table:table-cell table:number-columns-repeated="16382"/>
        </table:table-row>
        <table:table-row table:style-name="ro1">
          <table:table-cell office:value-type="float" office:value="35.200000000000003" table:style-name="ce2">
            <text:p>35.2000</text:p>
          </table:table-cell>
          <table:table-cell office:value-type="float" office:value="3.4" table:style-name="ce2">
            <text:p>3.4000</text:p>
          </table:table-cell>
          <table:table-cell table:number-columns-repeated="16382"/>
        </table:table-row>
        <table:table-row table:style-name="ro1">
          <table:table-cell office:value-type="float" office:value="35.4" table:style-name="ce2">
            <text:p>35.4000</text:p>
          </table:table-cell>
          <table:table-cell office:value-type="float" office:value="3.5" table:style-name="ce2">
            <text:p>3.5000</text:p>
          </table:table-cell>
          <table:table-cell table:number-columns-repeated="16382"/>
        </table:table-row>
        <table:table-row table:style-name="ro1">
          <table:table-cell office:value-type="float" office:value="35.299999999999997" table:style-name="ce2">
            <text:p>35.3000</text:p>
          </table:table-cell>
          <table:table-cell office:value-type="float" office:value="3.4" table:style-name="ce2">
            <text:p>3.4000</text:p>
          </table:table-cell>
          <table:table-cell table:number-columns-repeated="16382"/>
        </table:table-row>
        <table:table-row table:style-name="ro1">
          <table:table-cell office:value-type="float" office:value="36.1" table:style-name="ce2">
            <text:p>36.1000</text:p>
          </table:table-cell>
          <table:table-cell office:value-type="float" office:value="3.8" table:style-name="ce2">
            <text:p>3.8000</text:p>
          </table:table-cell>
          <table:table-cell table:number-columns-repeated="16382"/>
        </table:table-row>
        <table:table-row table:style-name="ro1">
          <table:table-cell office:value-type="float" office:value="36.200000000000003" table:style-name="ce2">
            <text:p>36.2000</text:p>
          </table:table-cell>
          <table:table-cell office:value-type="float" office:value="3.9" table:style-name="ce2">
            <text:p>3.9000</text:p>
          </table:table-cell>
          <table:table-cell table:number-columns-repeated="16382"/>
        </table:table-row>
        <table:table-row table:style-name="ro1">
          <table:table-cell office:value-type="float" office:value="37.1" table:style-name="ce2">
            <text:p>37.1000</text:p>
          </table:table-cell>
          <table:table-cell office:value-type="float" office:value="4" table:style-name="ce2">
            <text:p>4.0000</text:p>
          </table:table-cell>
          <table:table-cell table:number-columns-repeated="16382"/>
        </table:table-row>
        <table:table-row table:style-name="ro1">
          <table:table-cell office:value-type="float" office:value="39.200000000000003" table:style-name="ce2">
            <text:p>39.2000</text:p>
          </table:table-cell>
          <table:table-cell office:value-type="float" office:value="4.5999999999999996" table:style-name="ce2">
            <text:p>4.6000</text:p>
          </table:table-cell>
          <table:table-cell table:number-columns-repeated="16382"/>
        </table:table-row>
        <table:table-row table:style-name="ro1">
          <table:table-cell office:value-type="float" office:value="40.1" table:style-name="ce2">
            <text:p>40.1000</text:p>
          </table:table-cell>
          <table:table-cell office:value-type="float" office:value="5.2" table:style-name="ce2">
            <text:p>5.2000</text:p>
          </table:table-cell>
          <table:table-cell table:number-columns-repeated="16382"/>
        </table:table-row>
        <table:table-row table:style-name="ro1">
          <table:table-cell office:value-type="float" office:value="40" table:style-name="ce2">
            <text:p>40.0000</text:p>
          </table:table-cell>
          <table:table-cell office:value-type="float" office:value="5.3" table:style-name="ce2">
            <text:p>5.3000</text:p>
          </table:table-cell>
          <table:table-cell table:number-columns-repeated="16382"/>
        </table:table-row>
        <table:table-row table:style-name="ro1">
          <table:table-cell office:value-type="float" office:value="40.9" table:style-name="ce2">
            <text:p>40.9000</text:p>
          </table:table-cell>
          <table:table-cell office:value-type="float" office:value="5.8" table:style-name="ce2">
            <text:p>5.8000</text:p>
          </table:table-cell>
          <table:table-cell table:number-columns-repeated="16382"/>
        </table:table-row>
        <table:table-row table:style-name="ro1">
          <table:table-cell office:value-type="float" office:value="40.799999999999997" table:style-name="ce2">
            <text:p>40.8000</text:p>
          </table:table-cell>
          <table:table-cell office:value-type="float" office:value="5.9" table:style-name="ce2">
            <text:p>5.9000</text:p>
          </table:table-cell>
          <table:table-cell table:number-columns-repeated="16382"/>
        </table:table-row>
        <table:table-row table:style-name="ro1">
          <table:table-cell office:value-type="float" office:value="41" table:style-name="ce2">
            <text:p>41.0000</text:p>
          </table:table-cell>
          <table:table-cell office:value-type="float" office:value="5.7" table:style-name="ce2">
            <text:p>5.7000</text:p>
          </table:table-cell>
          <table:table-cell table:number-columns-repeated="16382"/>
        </table:table-row>
        <table:table-row table:style-name="ro1">
          <table:table-cell office:value-type="float" office:value="40.9" table:style-name="ce2">
            <text:p>40.9000</text:p>
          </table:table-cell>
          <table:table-cell office:value-type="float" office:value="5.8" table:style-name="ce2">
            <text:p>5.8000</text:p>
          </table:table-cell>
          <table:table-cell table:number-columns-repeated="16382"/>
        </table:table-row>
        <table:table-row table:style-name="ro1">
          <table:table-cell office:value-type="float" office:value="41.4" table:style-name="ce2">
            <text:p>41.4000</text:p>
          </table:table-cell>
          <table:table-cell office:value-type="float" office:value="6.3" table:style-name="ce2">
            <text:p>6.3000</text:p>
          </table:table-cell>
          <table:table-cell table:number-columns-repeated="16382"/>
        </table:table-row>
        <table:table-row table:style-name="ro1">
          <table:table-cell office:value-type="float" office:value="41.5" table:style-name="ce2">
            <text:p>41.5000</text:p>
          </table:table-cell>
          <table:table-cell office:value-type="float" office:value="6.4" table:style-name="ce2">
            <text:p>6.4000</text:p>
          </table:table-cell>
          <table:table-cell table:number-columns-repeated="16382"/>
        </table:table-row>
        <table:table-row table:style-name="ro1">
          <table:table-cell office:value-type="float" office:value="42.1" table:style-name="ce2">
            <text:p>42.1000</text:p>
          </table:table-cell>
          <table:table-cell office:value-type="float" office:value="6.8" table:style-name="ce2">
            <text:p>6.8000</text:p>
          </table:table-cell>
          <table:table-cell table:number-columns-repeated="16382"/>
        </table:table-row>
        <table:table-row table:style-name="ro1">
          <table:table-cell office:value-type="float" office:value="42.7" table:style-name="ce2">
            <text:p>42.7000</text:p>
          </table:table-cell>
          <table:table-cell office:value-type="float" office:value="6.5" table:style-name="ce2">
            <text:p>6.5000</text:p>
          </table:table-cell>
          <table:table-cell table:number-columns-repeated="16382"/>
        </table:table-row>
        <table:table-row table:style-name="ro1">
          <table:table-cell office:value-type="float" office:value="43.3" table:style-name="ce2">
            <text:p>43.3000</text:p>
          </table:table-cell>
          <table:table-cell office:value-type="float" office:value="7" table:style-name="ce2">
            <text:p>7.0000</text:p>
          </table:table-cell>
          <table:table-cell table:number-columns-repeated="16382"/>
        </table:table-row>
        <table:table-row table:style-name="ro1">
          <table:table-cell office:value-type="float" office:value="43.2" table:style-name="ce2">
            <text:p>43.2000</text:p>
          </table:table-cell>
          <table:table-cell office:value-type="float" office:value="7.1" table:style-name="ce2">
            <text:p>7.1000</text:p>
          </table:table-cell>
          <table:table-cell table:number-columns-repeated="16382"/>
        </table:table-row>
        <table:table-row table:style-name="ro1">
          <table:table-cell office:value-type="float" office:value="43.7" table:style-name="ce2">
            <text:p>43.7000</text:p>
          </table:table-cell>
          <table:table-cell office:value-type="float" office:value="7.7" table:style-name="ce2">
            <text:p>7.7000</text:p>
          </table:table-cell>
          <table:table-cell table:number-columns-repeated="16382"/>
        </table:table-row>
        <table:table-row table:style-name="ro1">
          <table:table-cell office:value-type="float" office:value="43.8" table:style-name="ce2">
            <text:p>43.8000</text:p>
          </table:table-cell>
          <table:table-cell office:value-type="float" office:value="7.8" table:style-name="ce2">
            <text:p>7.8000</text:p>
          </table:table-cell>
          <table:table-cell table:number-columns-repeated="16382"/>
        </table:table-row>
        <table:table-row table:style-name="ro1">
          <table:table-cell office:value-type="float" office:value="44" table:style-name="ce2">
            <text:p>44.0000</text:p>
          </table:table-cell>
          <table:table-cell office:value-type="float" office:value="7.9" table:style-name="ce2">
            <text:p>7.9000</text:p>
          </table:table-cell>
          <table:table-cell table:number-columns-repeated="16382"/>
        </table:table-row>
        <table:table-row table:style-name="ro1">
          <table:table-cell office:value-type="float" office:value="43.9" table:style-name="ce2">
            <text:p>43.9000</text:p>
          </table:table-cell>
          <table:table-cell office:value-type="float" office:value="8" table:style-name="ce2">
            <text:p>8.0000</text:p>
          </table:table-cell>
          <table:table-cell table:number-columns-repeated="16382"/>
        </table:table-row>
        <table:table-row table:style-name="ro1">
          <table:table-cell office:value-type="float" office:value="44.7" table:style-name="ce2">
            <text:p>44.7000</text:p>
          </table:table-cell>
          <table:table-cell office:value-type="float" office:value="8.4" table:style-name="ce2">
            <text:p>8.4000</text:p>
          </table:table-cell>
          <table:table-cell table:number-columns-repeated="16382"/>
        </table:table-row>
        <table:table-row table:style-name="ro1">
          <table:table-cell office:value-type="float" office:value="44.8" table:style-name="ce2">
            <text:p>44.8000</text:p>
          </table:table-cell>
          <table:table-cell office:value-type="float" office:value="8.4" table:style-name="ce2">
            <text:p>8.4000</text:p>
          </table:table-cell>
          <table:table-cell table:number-columns-repeated="16382"/>
        </table:table-row>
        <table:table-row table:style-name="ro1">
          <table:table-cell office:value-type="float" office:value="45" table:style-name="ce2">
            <text:p>45.0000</text:p>
          </table:table-cell>
          <table:table-cell office:value-type="float" office:value="9.1" table:style-name="ce2">
            <text:p>9.1000</text:p>
          </table:table-cell>
          <table:table-cell table:number-columns-repeated="16382"/>
        </table:table-row>
        <table:table-row table:style-name="ro1">
          <table:table-cell office:value-type="float" office:value="44.5" table:style-name="ce2">
            <text:p>44.5000</text:p>
          </table:table-cell>
          <table:table-cell office:value-type="float" office:value="7.5" table:style-name="ce2">
            <text:p>7.5000</text:p>
          </table:table-cell>
          <table:table-cell table:number-columns-repeated="16382"/>
        </table:table-row>
        <table:table-row table:style-name="ro1">
          <table:table-cell office:value-type="float" office:value="45" table:style-name="ce2">
            <text:p>45.0000</text:p>
          </table:table-cell>
          <table:table-cell office:value-type="float" office:value="8.1999999999999993" table:style-name="ce2">
            <text:p>8.2000</text:p>
          </table:table-cell>
          <table:table-cell table:number-columns-repeated="16382"/>
        </table:table-row>
        <table:table-row table:style-name="ro1">
          <table:table-cell office:value-type="float" office:value="45.1" table:style-name="ce2">
            <text:p>45.1000</text:p>
          </table:table-cell>
          <table:table-cell office:value-type="float" office:value="8.1" table:style-name="ce2">
            <text:p>8.1000</text:p>
          </table:table-cell>
          <table:table-cell table:number-columns-repeated="16382"/>
        </table:table-row>
        <table:table-row table:style-name="ro1">
          <table:table-cell office:value-type="float" office:value="45.9" table:style-name="ce2">
            <text:p>45.9000</text:p>
          </table:table-cell>
          <table:table-cell office:value-type="float" office:value="9" table:style-name="ce2">
            <text:p>9.0000</text:p>
          </table:table-cell>
          <table:table-cell table:number-columns-repeated="16382"/>
        </table:table-row>
        <table:table-row table:style-name="ro1">
          <table:table-cell office:value-type="float" office:value="45.8" table:style-name="ce2">
            <text:p>45.8000</text:p>
          </table:table-cell>
          <table:table-cell office:value-type="float" office:value="8.9" table:style-name="ce2">
            <text:p>8.9000</text:p>
          </table:table-cell>
          <table:table-cell table:number-columns-repeated="16382"/>
        </table:table-row>
        <table:table-row table:style-name="ro1">
          <table:table-cell office:value-type="float" office:value="46" table:style-name="ce2">
            <text:p>46.0000</text:p>
          </table:table-cell>
          <table:table-cell office:value-type="float" office:value="9.1" table:style-name="ce2">
            <text:p>9.1000</text:p>
          </table:table-cell>
          <table:table-cell table:number-columns-repeated="16382"/>
        </table:table-row>
        <table:table-row table:style-name="ro1">
          <table:table-cell office:value-type="float" office:value="46.2" table:style-name="ce2">
            <text:p>46.2000</text:p>
          </table:table-cell>
          <table:table-cell office:value-type="float" office:value="9.1999999999999993" table:style-name="ce2">
            <text:p>9.2000</text:p>
          </table:table-cell>
          <table:table-cell table:number-columns-repeated="16382"/>
        </table:table-row>
        <table:table-row table:style-name="ro1">
          <table:table-cell office:value-type="float" office:value="46.6" table:style-name="ce2">
            <text:p>46.6000</text:p>
          </table:table-cell>
          <table:table-cell office:value-type="float" office:value="9.8000000000000007" table:style-name="ce2">
            <text:p>9.8000</text:p>
          </table:table-cell>
          <table:table-cell table:number-columns-repeated="16382"/>
        </table:table-row>
        <table:table-row table:style-name="ro1">
          <table:table-cell office:value-type="float" office:value="46.4" table:style-name="ce2">
            <text:p>46.4000</text:p>
          </table:table-cell>
          <table:table-cell office:value-type="float" office:value="9.6999999999999993" table:style-name="ce2">
            <text:p>9.7000</text:p>
          </table:table-cell>
          <table:table-cell table:number-columns-repeated="16382"/>
        </table:table-row>
        <table:table-row table:style-name="ro1">
          <table:table-cell office:value-type="float" office:value="47.1" table:style-name="ce2">
            <text:p>47.1000</text:p>
          </table:table-cell>
          <table:table-cell office:value-type="float" office:value="10.6" table:style-name="ce2">
            <text:p>10.6000</text:p>
          </table:table-cell>
          <table:table-cell table:number-columns-repeated="16382"/>
        </table:table-row>
        <table:table-row table:style-name="ro1">
          <table:table-cell office:value-type="float" office:value="45.6" table:style-name="ce2">
            <text:p>45.6000</text:p>
          </table:table-cell>
          <table:table-cell office:value-type="float" office:value="8.3000000000000007" table:style-name="ce2">
            <text:p>8.3000</text:p>
          </table:table-cell>
          <table:table-cell table:number-columns-repeated="16382"/>
        </table:table-row>
        <table:table-row table:style-name="ro1">
          <table:table-cell office:value-type="float" office:value="46.5" table:style-name="ce2">
            <text:p>46.5000</text:p>
          </table:table-cell>
          <table:table-cell office:value-type="float" office:value="9.1999999999999993" table:style-name="ce2">
            <text:p>9.2000</text:p>
          </table:table-cell>
          <table:table-cell table:number-columns-repeated="16382"/>
        </table:table-row>
        <table:table-row table:style-name="ro1">
          <table:table-cell office:value-type="float" office:value="46.6" table:style-name="ce2">
            <text:p>46.6000</text:p>
          </table:table-cell>
          <table:table-cell office:value-type="float" office:value="9.1" table:style-name="ce2">
            <text:p>9.1000</text:p>
          </table:table-cell>
          <table:table-cell table:number-columns-repeated="16382"/>
        </table:table-row>
        <table:table-row table:style-name="ro1">
          <table:table-cell office:value-type="float" office:value="47.2" table:style-name="ce2">
            <text:p>47.2000</text:p>
          </table:table-cell>
          <table:table-cell office:value-type="float" office:value="10" table:style-name="ce2">
            <text:p>10.0000</text:p>
          </table:table-cell>
          <table:table-cell table:number-columns-repeated="16382"/>
        </table:table-row>
        <table:table-row table:style-name="ro1">
          <table:table-cell office:value-type="float" office:value="47.4" table:style-name="ce2">
            <text:p>47.4000</text:p>
          </table:table-cell>
          <table:table-cell office:value-type="float" office:value="10.1" table:style-name="ce2">
            <text:p>10.1000</text:p>
          </table:table-cell>
          <table:table-cell table:number-columns-repeated="16382"/>
        </table:table-row>
        <table:table-row table:style-name="ro1">
          <table:table-cell office:value-type="float" office:value="47.3" table:style-name="ce2">
            <text:p>47.3000</text:p>
          </table:table-cell>
          <table:table-cell office:value-type="float" office:value="10.199999999999999" table:style-name="ce2">
            <text:p>10.2000</text:p>
          </table:table-cell>
          <table:table-cell table:number-columns-repeated="16382"/>
        </table:table-row>
        <table:table-row table:style-name="ro1">
          <table:table-cell office:value-type="float" office:value="47.5" table:style-name="ce2">
            <text:p>47.5000</text:p>
          </table:table-cell>
          <table:table-cell office:value-type="float" office:value="9.9" table:style-name="ce2">
            <text:p>9.9000</text:p>
          </table:table-cell>
          <table:table-cell table:number-columns-repeated="16382"/>
        </table:table-row>
        <table:table-row table:style-name="ro1">
          <table:table-cell office:value-type="float" office:value="47.8" table:style-name="ce2">
            <text:p>47.8000</text:p>
          </table:table-cell>
          <table:table-cell office:value-type="float" office:value="10.8" table:style-name="ce2">
            <text:p>10.8000</text:p>
          </table:table-cell>
          <table:table-cell table:number-columns-repeated="16382"/>
        </table:table-row>
        <table:table-row table:style-name="ro1">
          <table:table-cell office:value-type="float" office:value="47.9" table:style-name="ce2">
            <text:p>47.9000</text:p>
          </table:table-cell>
          <table:table-cell office:value-type="float" office:value="10.6" table:style-name="ce2">
            <text:p>10.6000</text:p>
          </table:table-cell>
          <table:table-cell table:number-columns-repeated="16382"/>
        </table:table-row>
        <table:table-row table:style-name="ro1">
          <table:table-cell office:value-type="float" office:value="48.5" table:style-name="ce2">
            <text:p>48.5000</text:p>
          </table:table-cell>
          <table:table-cell office:value-type="float" office:value="11.7" table:style-name="ce2">
            <text:p>11.7000</text:p>
          </table:table-cell>
          <table:table-cell table:number-columns-repeated="16382"/>
        </table:table-row>
        <table:table-row table:style-name="ro1">
          <table:table-cell office:value-type="float" office:value="46.3" table:style-name="ce2">
            <text:p>46.3000</text:p>
          </table:table-cell>
          <table:table-cell office:value-type="float" office:value="9.1" table:style-name="ce2">
            <text:p>9.1000</text:p>
          </table:table-cell>
          <table:table-cell table:number-columns-repeated="16382"/>
        </table:table-row>
        <table:table-row table:style-name="ro1">
          <table:table-cell office:value-type="float" office:value="47" table:style-name="ce2">
            <text:p>47.0000</text:p>
          </table:table-cell>
          <table:table-cell office:value-type="float" office:value="9.9" table:style-name="ce2">
            <text:p>9.9000</text:p>
          </table:table-cell>
          <table:table-cell table:number-columns-repeated="16382"/>
        </table:table-row>
        <table:table-row table:style-name="ro1">
          <table:table-cell office:value-type="float" office:value="47.1" table:style-name="ce2">
            <text:p>47.1000</text:p>
          </table:table-cell>
          <table:table-cell office:value-type="float" office:value="9.8000000000000007" table:style-name="ce2">
            <text:p>9.8000</text:p>
          </table:table-cell>
          <table:table-cell table:number-columns-repeated="16382"/>
        </table:table-row>
        <table:table-row table:style-name="ro1">
          <table:table-cell office:value-type="float" office:value="48" table:style-name="ce2">
            <text:p>48.0000</text:p>
          </table:table-cell>
          <table:table-cell office:value-type="float" office:value="10.8" table:style-name="ce2">
            <text:p>10.8000</text:p>
          </table:table-cell>
          <table:table-cell table:number-columns-repeated="16382"/>
        </table:table-row>
        <table:table-row table:style-name="ro1">
          <table:table-cell office:value-type="float" office:value="48.1" table:style-name="ce2">
            <text:p>48.1000</text:p>
          </table:table-cell>
          <table:table-cell office:value-type="float" office:value="10.7" table:style-name="ce2">
            <text:p>10.7000</text:p>
          </table:table-cell>
          <table:table-cell table:number-columns-repeated="16382"/>
        </table:table-row>
        <table:table-row table:style-name="ro1">
          <table:table-cell office:value-type="float" office:value="48.2" table:style-name="ce2">
            <text:p>48.2000</text:p>
          </table:table-cell>
          <table:table-cell office:value-type="float" office:value="10.9" table:style-name="ce2">
            <text:p>10.9000</text:p>
          </table:table-cell>
          <table:table-cell table:number-columns-repeated="16382"/>
        </table:table-row>
        <table:table-row table:style-name="ro1">
          <table:table-cell office:value-type="float" office:value="47.9" table:style-name="ce2">
            <text:p>47.9000</text:p>
          </table:table-cell>
          <table:table-cell office:value-type="float" office:value="11" table:style-name="ce2">
            <text:p>11.0000</text:p>
          </table:table-cell>
          <table:table-cell table:number-columns-repeated="16382"/>
        </table:table-row>
        <table:table-row table:style-name="ro1">
          <table:table-cell office:value-type="float" office:value="48.5" table:style-name="ce2">
            <text:p>48.5000</text:p>
          </table:table-cell>
          <table:table-cell office:value-type="float" office:value="11.7" table:style-name="ce2">
            <text:p>11.7000</text:p>
          </table:table-cell>
          <table:table-cell table:number-columns-repeated="16382"/>
        </table:table-row>
        <table:table-row table:style-name="ro1">
          <table:table-cell office:value-type="float" office:value="48.6" table:style-name="ce2">
            <text:p>48.6000</text:p>
          </table:table-cell>
          <table:table-cell office:value-type="float" office:value="11.8" table:style-name="ce2">
            <text:p>11.8000</text:p>
          </table:table-cell>
          <table:table-cell table:number-columns-repeated="16382"/>
        </table:table-row>
        <table:table-row table:style-name="ro1">
          <table:table-cell office:value-type="float" office:value="49.2" table:style-name="ce2">
            <text:p>49.2000</text:p>
          </table:table-cell>
          <table:table-cell office:value-type="float" office:value="12.5" table:style-name="ce2">
            <text:p>12.5000</text:p>
          </table:table-cell>
          <table:table-cell table:number-columns-repeated="16382"/>
        </table:table-row>
        <table:table-row table:style-name="ro1">
          <table:table-cell office:value-type="float" office:value="47" table:style-name="ce2">
            <text:p>47.0000</text:p>
          </table:table-cell>
          <table:table-cell office:value-type="float" office:value="9.6999999999999993" table:style-name="ce2">
            <text:p>9.7000</text:p>
          </table:table-cell>
          <table:table-cell table:number-columns-repeated="16382"/>
        </table:table-row>
        <table:table-row table:style-name="ro1">
          <table:table-cell office:value-type="float" office:value="47.6" table:style-name="ce2">
            <text:p>47.6000</text:p>
          </table:table-cell>
          <table:table-cell office:value-type="float" office:value="10.5" table:style-name="ce2">
            <text:p>10.5000</text:p>
          </table:table-cell>
          <table:table-cell table:number-columns-repeated="16382"/>
        </table:table-row>
        <table:table-row table:style-name="ro1">
          <table:table-cell office:value-type="float" office:value="47.4" table:style-name="ce2">
            <text:p>47.4000</text:p>
          </table:table-cell>
          <table:table-cell office:value-type="float" office:value="10.6" table:style-name="ce2">
            <text:p>10.6000</text:p>
          </table:table-cell>
          <table:table-cell table:number-columns-repeated="16382"/>
        </table:table-row>
        <table:table-row table:style-name="ro1">
          <table:table-cell office:value-type="float" office:value="48.6" table:style-name="ce2">
            <text:p>48.6000</text:p>
          </table:table-cell>
          <table:table-cell office:value-type="float" office:value="11.5" table:style-name="ce2">
            <text:p>11.5000</text:p>
          </table:table-cell>
          <table:table-cell table:number-columns-repeated="16382"/>
        </table:table-row>
        <table:table-row table:style-name="ro1">
          <table:table-cell office:value-type="float" office:value="48.5" table:style-name="ce2">
            <text:p>48.5000</text:p>
          </table:table-cell>
          <table:table-cell office:value-type="float" office:value="11.4" table:style-name="ce2">
            <text:p>11.4000</text:p>
          </table:table-cell>
          <table:table-cell table:number-columns-repeated="16382"/>
        </table:table-row>
        <table:table-row table:style-name="ro1">
          <table:table-cell office:value-type="float" office:value="48.7" table:style-name="ce2">
            <text:p>48.7000</text:p>
          </table:table-cell>
          <table:table-cell office:value-type="float" office:value="11.6" table:style-name="ce2">
            <text:p>11.6000</text:p>
          </table:table-cell>
          <table:table-cell table:number-columns-repeated="16382"/>
        </table:table-row>
        <table:table-row table:style-name="ro1">
          <table:table-cell office:value-type="float" office:value="48.8" table:style-name="ce2">
            <text:p>48.8000</text:p>
          </table:table-cell>
          <table:table-cell office:value-type="float" office:value="11.5" table:style-name="ce2">
            <text:p>11.5000</text:p>
          </table:table-cell>
          <table:table-cell table:number-columns-repeated="16382"/>
        </table:table-row>
        <table:table-row table:style-name="ro1">
          <table:table-cell office:value-type="float" office:value="49.1" table:style-name="ce2">
            <text:p>49.1000</text:p>
          </table:table-cell>
          <table:table-cell office:value-type="float" office:value="12.5" table:style-name="ce2">
            <text:p>12.5000</text:p>
          </table:table-cell>
          <table:table-cell table:number-columns-repeated="16382"/>
        </table:table-row>
        <table:table-row table:style-name="ro1">
          <table:table-cell office:value-type="float" office:value="49.2" table:style-name="ce2">
            <text:p>49.2000</text:p>
          </table:table-cell>
          <table:table-cell office:value-type="float" office:value="12.6" table:style-name="ce2">
            <text:p>12.6000</text:p>
          </table:table-cell>
          <table:table-cell table:number-columns-repeated="16382"/>
        </table:table-row>
        <table:table-row table:style-name="ro1">
          <table:table-cell office:value-type="float" office:value="49.8" table:style-name="ce2">
            <text:p>49.8000</text:p>
          </table:table-cell>
          <table:table-cell office:value-type="float" office:value="13.3" table:style-name="ce2">
            <text:p>13.3000</text:p>
          </table:table-cell>
          <table:table-cell table:number-columns-repeated="16382"/>
        </table:table-row>
        <table:table-row table:style-name="ro1">
          <table:table-cell office:value-type="float" office:value="48" table:style-name="ce2">
            <text:p>48.0000</text:p>
          </table:table-cell>
          <table:table-cell office:value-type="float" office:value="10.199999999999999" table:style-name="ce2">
            <text:p>10.2000</text:p>
          </table:table-cell>
          <table:table-cell table:number-columns-repeated="16382"/>
        </table:table-row>
        <table:table-row table:style-name="ro1">
          <table:table-cell office:value-type="float" office:value="48.1" table:style-name="ce2">
            <text:p>48.1000</text:p>
          </table:table-cell>
          <table:table-cell office:value-type="float" office:value="11.1" table:style-name="ce2">
            <text:p>11.1000</text:p>
          </table:table-cell>
          <table:table-cell table:number-columns-repeated="16382"/>
        </table:table-row>
        <table:table-row table:style-name="ro1">
          <table:table-cell office:value-type="float" office:value="48.2" table:style-name="ce2">
            <text:p>48.2000</text:p>
          </table:table-cell>
          <table:table-cell office:value-type="float" office:value="11" table:style-name="ce2">
            <text:p>11.0000</text:p>
          </table:table-cell>
          <table:table-cell table:number-columns-repeated="16382"/>
        </table:table-row>
        <table:table-row table:style-name="ro1">
          <table:table-cell office:value-type="float" office:value="49.6" table:style-name="ce2">
            <text:p>49.6000</text:p>
          </table:table-cell>
          <table:table-cell office:value-type="float" office:value="12.1" table:style-name="ce2">
            <text:p>12.1000</text:p>
          </table:table-cell>
          <table:table-cell table:number-columns-repeated="16382"/>
        </table:table-row>
        <table:table-row table:style-name="ro1">
          <table:table-cell office:value-type="float" office:value="49.7" table:style-name="ce2">
            <text:p>49.7000</text:p>
          </table:table-cell>
          <table:table-cell office:value-type="float" office:value="12" table:style-name="ce2">
            <text:p>12.0000</text:p>
          </table:table-cell>
          <table:table-cell table:number-columns-repeated="16382"/>
        </table:table-row>
        <table:table-row table:style-name="ro1">
          <table:table-cell office:value-type="float" office:value="49.8" table:style-name="ce2">
            <text:p>49.8000</text:p>
          </table:table-cell>
          <table:table-cell office:value-type="float" office:value="12.2" table:style-name="ce2">
            <text:p>12.2000</text:p>
          </table:table-cell>
          <table:table-cell table:number-columns-repeated="16382"/>
        </table:table-row>
        <table:table-row table:style-name="ro1">
          <table:table-cell office:value-type="float" office:value="49.7" table:style-name="ce2">
            <text:p>49.7000</text:p>
          </table:table-cell>
          <table:table-cell office:value-type="float" office:value="12.1" table:style-name="ce2">
            <text:p>12.1000</text:p>
          </table:table-cell>
          <table:table-cell table:number-columns-repeated="16382"/>
        </table:table-row>
        <table:table-row table:style-name="ro1">
          <table:table-cell office:value-type="float" office:value="50.1" table:style-name="ce2">
            <text:p>50.1000</text:p>
          </table:table-cell>
          <table:table-cell office:value-type="float" office:value="13.1" table:style-name="ce2">
            <text:p>13.1000</text:p>
          </table:table-cell>
          <table:table-cell table:number-columns-repeated="16382"/>
        </table:table-row>
        <table:table-row table:style-name="ro1">
          <table:table-cell office:value-type="float" office:value="50.2" table:style-name="ce2">
            <text:p>50.2000</text:p>
          </table:table-cell>
          <table:table-cell office:value-type="float" office:value="13.2" table:style-name="ce2">
            <text:p>13.2000</text:p>
          </table:table-cell>
          <table:table-cell table:number-columns-repeated="16382"/>
        </table:table-row>
        <table:table-row table:style-name="ro1">
          <table:table-cell office:value-type="float" office:value="51" table:style-name="ce2">
            <text:p>51.0000</text:p>
          </table:table-cell>
          <table:table-cell office:value-type="float" office:value="14.1" table:style-name="ce2">
            <text:p>14.1000</text:p>
          </table:table-cell>
          <table:table-cell table:number-columns-repeated="16382"/>
        </table:table-row>
        <table:table-row table:style-name="ro1">
          <table:table-cell office:value-type="float" office:value="48.5" table:style-name="ce2">
            <text:p>48.5000</text:p>
          </table:table-cell>
          <table:table-cell office:value-type="float" office:value="11.4" table:style-name="ce2">
            <text:p>11.4000</text:p>
          </table:table-cell>
          <table:table-cell table:number-columns-repeated="16382"/>
        </table:table-row>
        <table:table-row table:style-name="ro1">
          <table:table-cell office:value-type="float" office:value="49.1" table:style-name="ce2">
            <text:p>49.1000</text:p>
          </table:table-cell>
          <table:table-cell office:value-type="float" office:value="12.4" table:style-name="ce2">
            <text:p>12.4000</text:p>
          </table:table-cell>
          <table:table-cell table:number-columns-repeated="16382"/>
        </table:table-row>
        <table:table-row table:style-name="ro1">
          <table:table-cell office:value-type="float" office:value="49.2" table:style-name="ce2">
            <text:p>49.2000</text:p>
          </table:table-cell>
          <table:table-cell office:value-type="float" office:value="12.5" table:style-name="ce2">
            <text:p>12.5000</text:p>
          </table:table-cell>
          <table:table-cell table:number-columns-repeated="16382"/>
        </table:table-row>
        <table:table-row table:style-name="ro1">
          <table:table-cell office:value-type="float" office:value="50.1" table:style-name="ce2">
            <text:p>50.1000</text:p>
          </table:table-cell>
          <table:table-cell office:value-type="float" office:value="13.4" table:style-name="ce2">
            <text:p>13.4000</text:p>
          </table:table-cell>
          <table:table-cell table:number-columns-repeated="16382"/>
        </table:table-row>
        <table:table-row table:style-name="ro1">
          <table:table-cell office:value-type="float" office:value="50.2" table:style-name="ce2">
            <text:p>50.2000</text:p>
          </table:table-cell>
          <table:table-cell office:value-type="float" office:value="13.5" table:style-name="ce2">
            <text:p>13.5000</text:p>
          </table:table-cell>
          <table:table-cell table:number-columns-repeated="16382"/>
        </table:table-row>
        <table:table-row table:style-name="ro1">
          <table:table-cell office:value-type="float" office:value="50.3" table:style-name="ce2">
            <text:p>50.3000</text:p>
          </table:table-cell>
          <table:table-cell office:value-type="float" office:value="13.6" table:style-name="ce2">
            <text:p>13.6000</text:p>
          </table:table-cell>
          <table:table-cell table:number-columns-repeated="16382"/>
        </table:table-row>
        <table:table-row table:style-name="ro1">
          <table:table-cell office:value-type="float" office:value="50.4" table:style-name="ce2">
            <text:p>50.4000</text:p>
          </table:table-cell>
          <table:table-cell office:value-type="float" office:value="13.7" table:style-name="ce2">
            <text:p>13.7000</text:p>
          </table:table-cell>
          <table:table-cell table:number-columns-repeated="16382"/>
        </table:table-row>
        <table:table-row table:style-name="ro1">
          <table:table-cell office:value-type="float" office:value="50.8" table:style-name="ce2">
            <text:p>50.8000</text:p>
          </table:table-cell>
          <table:table-cell office:value-type="float" office:value="14.7" table:style-name="ce2">
            <text:p>14.7000</text:p>
          </table:table-cell>
          <table:table-cell table:number-columns-repeated="16382"/>
        </table:table-row>
        <table:table-row table:style-name="ro1">
          <table:table-cell office:value-type="float" office:value="50.9" table:style-name="ce2">
            <text:p>50.9000</text:p>
          </table:table-cell>
          <table:table-cell office:value-type="float" office:value="14.8" table:style-name="ce2">
            <text:p>14.8000</text:p>
          </table:table-cell>
          <table:table-cell table:number-columns-repeated="16382"/>
        </table:table-row>
        <table:table-row table:style-name="ro1">
          <table:table-cell office:value-type="float" office:value="51.6" table:style-name="ce2">
            <text:p>51.6000</text:p>
          </table:table-cell>
          <table:table-cell office:value-type="float" office:value="15.9" table:style-name="ce2">
            <text:p>15.9000</text:p>
          </table:table-cell>
          <table:table-cell table:number-columns-repeated="16382"/>
        </table:table-row>
        <table:table-row table:style-name="ro1">
          <table:table-cell office:value-type="float" office:value="48.9" table:style-name="ce2">
            <text:p>48.9000</text:p>
          </table:table-cell>
          <table:table-cell office:value-type="float" office:value="12.2" table:style-name="ce2">
            <text:p>12.2000</text:p>
          </table:table-cell>
          <table:table-cell table:number-columns-repeated="16382"/>
        </table:table-row>
        <table:table-row table:style-name="ro1">
          <table:table-cell office:value-type="float" office:value="49.6" table:style-name="ce2">
            <text:p>49.6000</text:p>
          </table:table-cell>
          <table:table-cell office:value-type="float" office:value="13.2" table:style-name="ce2">
            <text:p>13.2000</text:p>
          </table:table-cell>
          <table:table-cell table:number-columns-repeated="16382"/>
        </table:table-row>
        <table:table-row table:style-name="ro1">
          <table:table-cell office:value-type="float" office:value="49.5" table:style-name="ce2">
            <text:p>49.5000</text:p>
          </table:table-cell>
          <table:table-cell office:value-type="float" office:value="13.3" table:style-name="ce2">
            <text:p>13.3000</text:p>
          </table:table-cell>
          <table:table-cell table:number-columns-repeated="16382"/>
        </table:table-row>
        <table:table-row table:style-name="ro1">
          <table:table-cell office:value-type="float" office:value="50.3" table:style-name="ce2">
            <text:p>50.3000</text:p>
          </table:table-cell>
          <table:table-cell office:value-type="float" office:value="14.5" table:style-name="ce2">
            <text:p>14.5000</text:p>
          </table:table-cell>
          <table:table-cell table:number-columns-repeated="16382"/>
        </table:table-row>
        <table:table-row table:style-name="ro1">
          <table:table-cell office:value-type="float" office:value="50.4" table:style-name="ce2">
            <text:p>50.4000</text:p>
          </table:table-cell>
          <table:table-cell office:value-type="float" office:value="14.7" table:style-name="ce2">
            <text:p>14.7000</text:p>
          </table:table-cell>
          <table:table-cell table:number-columns-repeated="16382"/>
        </table:table-row>
        <table:table-row table:style-name="ro1">
          <table:table-cell office:value-type="float" office:value="50.5" table:style-name="ce2">
            <text:p>50.5000</text:p>
          </table:table-cell>
          <table:table-cell office:value-type="float" office:value="14.6" table:style-name="ce2">
            <text:p>14.6000</text:p>
          </table:table-cell>
          <table:table-cell table:number-columns-repeated="16382"/>
        </table:table-row>
        <table:table-row table:style-name="ro1">
          <table:table-cell office:value-type="float" office:value="50.3" table:style-name="ce2">
            <text:p>50.3000</text:p>
          </table:table-cell>
          <table:table-cell office:value-type="float" office:value="14.4" table:style-name="ce2">
            <text:p>14.4000</text:p>
          </table:table-cell>
          <table:table-cell table:number-columns-repeated="16382"/>
        </table:table-row>
        <table:table-row table:style-name="ro1">
          <table:table-cell office:value-type="float" office:value="51.2" table:style-name="ce2">
            <text:p>51.2000</text:p>
          </table:table-cell>
          <table:table-cell office:value-type="float" office:value="15.7" table:style-name="ce2">
            <text:p>15.7000</text:p>
          </table:table-cell>
          <table:table-cell table:number-columns-repeated="16382"/>
        </table:table-row>
        <table:table-row table:style-name="ro1">
          <table:table-cell office:value-type="float" office:value="51.3" table:style-name="ce2">
            <text:p>51.3000</text:p>
          </table:table-cell>
          <table:table-cell office:value-type="float" office:value="15.8" table:style-name="ce2">
            <text:p>15.8000</text:p>
          </table:table-cell>
          <table:table-cell table:number-columns-repeated="16382"/>
        </table:table-row>
        <table:table-row table:style-name="ro1">
          <table:table-cell office:value-type="float" office:value="51.9" table:style-name="ce2">
            <text:p>51.9000</text:p>
          </table:table-cell>
          <table:table-cell office:value-type="float" office:value="17.100000000000001" table:style-name="ce2">
            <text:p>17.1000</text:p>
          </table:table-cell>
          <table:table-cell table:number-columns-repeated="16382"/>
        </table:table-row>
        <table:table-row table:number-rows-repeated="1048375" table:style-name="ro1">
          <table:table-cell table:number-columns-repeated="16384"/>
        </table:table-row>
      </table:table>
      <table:table table:name="Sheet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ronaldinho424</dc:creator>
    <meta:creation-date>2009-04-16T11:32:48Z</meta:creation-date>
    <dc:date>2026-02-06T11:54:03Z</dc:date>
    <meta:editing-cycles>7</meta:editing-cycles>
    <meta:editing-duration>PT14402S</meta:editing-duration>
    <meta:user-defined meta:name="Info 1"/>
    <meta:user-defined meta:name="Info 2"/>
    <meta:user-defined meta:name="Info 3"/>
    <meta:user-defined meta:name="Info 4"/>
  </office:meta>
</office:document-meta>
</file>